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3000003799EEF79AF532236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7.431cm" draw:z-index="0"><draw:image xlink:href="Pictures/1000000000000363000003799EEF79AF532236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48:32.234000000</meta:creation-date>
    <dc:date>2018-09-22T12:57:03.543000000</dc:date>
    <meta:editing-duration>PT2M45S</meta:editing-duration>
    <meta:editing-cycles>2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